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2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355269" style:text-align-source="fix" style:repeat-content="false" fo:border="none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7" table:default-cell-style-name="ce4"/>
        <table:table-column table:style-name="co18" table:number-columns-repeated="3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0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30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30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30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45"/>
          <table:table-cell table:style-name="ce45" office:value-type="string" calcext:value-type="string" table:number-columns-spanned="2" table:number-rows-spanned="1">
            <text:p>KEDA</text:p>
          </table:table-cell>
          <table:covered-table-cell table:style-name="ce45"/>
          <table:table-cell table:style-name="ce37"/>
          <table:table-cell table:style-name="ce30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  <table:table-cell table:number-columns-repeated="4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PollingIntervall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5"/>
          <table:table-cell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U38]*[.T38]/24" office:value-type="float" office:value="1278.2" calcext:value-type="float">
            <text:p>1,278.20</text:p>
          </table:table-cell>
          <table:table-cell table:style-name="ce24" table:formula="of:=[.T38]*[.V38]/24" office:value-type="float" office:value="7379.16666666667" calcext:value-type="float">
            <text:p>7,379.17</text:p>
          </table:table-cell>
          <table:table-cell table:style-name="ce24" table:formula="of:=[.T38]*[.T38]*[.U38]/24" office:value-type="float" office:value="19684.28" calcext:value-type="float">
            <text:p>19,684.28</text:p>
          </table:table-cell>
          <table:table-cell table:style-name="ce24" table:formula="of:=[.T38]*[.T38]*[.V38]/24" office:value-type="float" office:value="113639.166666667" calcext:value-type="float">
            <text:p>113,639.17</text:p>
          </table:table-cell>
          <table:table-cell table:number-columns-repeated="99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U39]*[.T39]/24" office:value-type="float" office:value="3869.25" calcext:value-type="float">
            <text:p>3,869.25</text:p>
          </table:table-cell>
          <table:table-cell table:style-name="ce24" table:formula="of:=[.T39]*[.V39]/24" office:value-type="float" office:value="10573.0625" calcext:value-type="float">
            <text:p>10,573.06</text:p>
          </table:table-cell>
          <table:table-cell table:style-name="ce24" table:formula="of:=[.T39]*[.T39]*[.U39]/24" office:value-type="float" office:value="40627.125" calcext:value-type="float">
            <text:p>40,627.13</text:p>
          </table:table-cell>
          <table:table-cell table:style-name="ce24" table:formula="of:=[.T39]*[.T39]*[.V39]/24" office:value-type="float" office:value="111017.15625" calcext:value-type="float">
            <text:p>111,017.16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U40]*[.T40]/24" office:value-type="float" office:value="1012.9625" calcext:value-type="float">
            <text:p>1,012.96</text:p>
          </table:table-cell>
          <table:table-cell table:style-name="ce24" table:formula="of:=[.T40]*[.V40]/24" office:value-type="float" office:value="5661.725" calcext:value-type="float">
            <text:p>5,661.73</text:p>
          </table:table-cell>
          <table:table-cell table:style-name="ce24" table:formula="of:=[.T40]*[.T40]*[.U40]/24" office:value-type="float" office:value="16106.10375" calcext:value-type="float">
            <text:p>16,106.10</text:p>
          </table:table-cell>
          <table:table-cell table:style-name="ce24" table:formula="of:=[.T40]*[.T40]*[.V40]/24" office:value-type="float" office:value="90021.4275" calcext:value-type="float">
            <text:p>90,021.43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U41]*[.T41]/24" office:value-type="float" office:value="3656.9625" calcext:value-type="float">
            <text:p>3,656.96</text:p>
          </table:table-cell>
          <table:table-cell table:style-name="ce24" table:formula="of:=[.T41]*[.V41]/24" office:value-type="float" office:value="15349.1666666667" calcext:value-type="float">
            <text:p>15,349.17</text:p>
          </table:table-cell>
          <table:table-cell table:style-name="ce24" table:formula="of:=[.T41]*[.T41]*[.U41]/24" office:value-type="float" office:value="41323.67625" calcext:value-type="float">
            <text:p>41,323.68</text:p>
          </table:table-cell>
          <table:table-cell table:style-name="ce24" table:formula="of:=[.T41]*[.T41]*[.V41]/24" office:value-type="float" office:value="173445.583333333" calcext:value-type="float">
            <text:p>173,445.5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U42]*[.T42]/24" office:value-type="float" office:value="18584.5" calcext:value-type="float">
            <text:p>18,584.50</text:p>
          </table:table-cell>
          <table:table-cell table:style-name="ce24" table:formula="of:=[.T42]*[.V42]/24" office:value-type="float" office:value="50185.4166666667" calcext:value-type="float">
            <text:p>50,185.42</text:p>
          </table:table-cell>
          <table:table-cell table:style-name="ce24" table:formula="of:=[.T42]*[.T42]*[.U42]/24" office:value-type="float" office:value="202571.05" calcext:value-type="float">
            <text:p>202,571.05</text:p>
          </table:table-cell>
          <table:table-cell table:style-name="ce24" table:formula="of:=[.T42]*[.T42]*[.V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U43]*[.T43]/24" office:value-type="float" office:value="3512.025" calcext:value-type="float">
            <text:p>3,512.03</text:p>
          </table:table-cell>
          <table:table-cell table:style-name="ce24" table:formula="of:=[.T43]*[.V43]/24" office:value-type="float" office:value="21926.025" calcext:value-type="float">
            <text:p>21,926.03</text:p>
          </table:table-cell>
          <table:table-cell table:style-name="ce24" table:formula="of:=[.T43]*[.T43]*[.U43]/24" office:value-type="float" office:value="69538.095" calcext:value-type="float">
            <text:p>69,538.10</text:p>
          </table:table-cell>
          <table:table-cell table:style-name="ce24" table:formula="of:=[.T43]*[.T43]*[.V43]/24" office:value-type="float" office:value="434135.295" calcext:value-type="float">
            <text:p>434,135.3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U44]*[.T44]/24" office:value-type="float" office:value="3775.46666666667" calcext:value-type="float">
            <text:p>3,775.47</text:p>
          </table:table-cell>
          <table:table-cell table:style-name="ce24" table:formula="of:=[.T44]*[.V44]/24" office:value-type="float" office:value="13636.2666666667" calcext:value-type="float">
            <text:p>13,636.27</text:p>
          </table:table-cell>
          <table:table-cell table:style-name="ce24" table:formula="of:=[.T44]*[.T44]*[.U44]/24" office:value-type="float" office:value="48325.9733333334" calcext:value-type="float">
            <text:p>48,325.97</text:p>
          </table:table-cell>
          <table:table-cell table:style-name="ce24" table:formula="of:=[.T44]*[.T44]*[.V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U45]*[.T45]/24" office:value-type="float" office:value="6634.83166666667" calcext:value-type="float">
            <text:p>6,634.83</text:p>
          </table:table-cell>
          <table:table-cell table:style-name="ce24" table:formula="of:=[.T45]*[.V45]/24" office:value-type="float" office:value="21815.4895833333" calcext:value-type="float">
            <text:p>21,815.49</text:p>
          </table:table-cell>
          <table:table-cell table:style-name="ce24" table:formula="of:=[.T45]*[.T45]*[.U45]/24" office:value-type="float" office:value="61239.4962833333" calcext:value-type="float">
            <text:p>61,239.50</text:p>
          </table:table-cell>
          <table:table-cell table:style-name="ce24" table:formula="of:=[.T45]*[.T45]*[.V45]/24" office:value-type="float" office:value="201356.968854167" calcext:value-type="float">
            <text:p>201,356.97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U46]*[.T46]/24" office:value-type="float" office:value="6641.39291666667" calcext:value-type="float">
            <text:p>6,641.39</text:p>
          </table:table-cell>
          <table:table-cell table:style-name="ce24" table:formula="of:=[.T46]*[.V46]/24" office:value-type="float" office:value="22169.51875" calcext:value-type="float">
            <text:p>22,169.52</text:p>
          </table:table-cell>
          <table:table-cell table:style-name="ce24" table:formula="of:=[.T46]*[.T46]*[.U46]/24" office:value-type="float" office:value="56916.7372958333" calcext:value-type="float">
            <text:p>56,916.74</text:p>
          </table:table-cell>
          <table:table-cell table:style-name="ce24" table:formula="of:=[.T46]*[.T46]*[.V46]/24" office:value-type="float" office:value="189992.7756875" calcext:value-type="float">
            <text:p>189,992.7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U47]*[.T47]/24" office:value-type="float" office:value="5834.11666666667" calcext:value-type="float">
            <text:p>5,834.12</text:p>
          </table:table-cell>
          <table:table-cell table:style-name="ce24" table:formula="of:=[.T47]*[.V47]/24" office:value-type="float" office:value="17207.35" calcext:value-type="float">
            <text:p>17,207.35</text:p>
          </table:table-cell>
          <table:table-cell table:style-name="ce24" table:formula="of:=[.T47]*[.T47]*[.U47]/24" office:value-type="float" office:value="68842.5766666667" calcext:value-type="float">
            <text:p>68,842.58</text:p>
          </table:table-cell>
          <table:table-cell table:style-name="ce24" table:formula="of:=[.T47]*[.T47]*[.V47]/24" office:value-type="float" office:value="203046.73" calcext:value-type="float">
            <text:p>203,046.73</text:p>
          </table:table-cell>
          <table:table-cell table:number-columns-repeated="998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U48]*[.T48]/24" office:value-type="float" office:value="2271.39583333333" calcext:value-type="float">
            <text:p>2,271.40</text:p>
          </table:table-cell>
          <table:table-cell table:style-name="ce24" table:formula="of:=[.T48]*[.V48]/24" office:value-type="float" office:value="16568.8541666667" calcext:value-type="float">
            <text:p>16,568.85</text:p>
          </table:table-cell>
          <table:table-cell table:style-name="ce24" table:formula="of:=[.T48]*[.T48]*[.U48]/24" office:value-type="float" office:value="35206.6354166667" calcext:value-type="float">
            <text:p>35,206.64</text:p>
          </table:table-cell>
          <table:table-cell table:style-name="ce24" table:formula="of:=[.T48]*[.T48]*[.V48]/24" office:value-type="float" office:value="256817.239583333" calcext:value-type="float">
            <text:p>256,817.2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U49]*[.T49]/24" office:value-type="float" office:value="1570.21666666667" calcext:value-type="float">
            <text:p>1,570.22</text:p>
          </table:table-cell>
          <table:table-cell table:style-name="ce24" table:formula="of:=[.T49]*[.V49]/24" office:value-type="float" office:value="14284.6" calcext:value-type="float">
            <text:p>14,284.60</text:p>
          </table:table-cell>
          <table:table-cell table:style-name="ce24" table:formula="of:=[.T49]*[.T49]*[.U49]/24" office:value-type="float" office:value="27007.7266666667" calcext:value-type="float">
            <text:p>27,007.73</text:p>
          </table:table-cell>
          <table:table-cell table:style-name="ce24" table:formula="of:=[.T49]*[.T49]*[.V49]/24" office:value-type="float" office:value="245695.12" calcext:value-type="float">
            <text:p>245,695.12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U50]*[.T50]/24" office:value-type="float" office:value="2954.43333333333" calcext:value-type="float">
            <text:p>2,954.43</text:p>
          </table:table-cell>
          <table:table-cell table:style-name="ce24" table:formula="of:=[.T50]*[.V50]/24" office:value-type="float" office:value="16383.075" calcext:value-type="float">
            <text:p>16,383.08</text:p>
          </table:table-cell>
          <table:table-cell table:style-name="ce24" table:formula="of:=[.T50]*[.T50]*[.U50]/24" office:value-type="float" office:value="36044.0866666667" calcext:value-type="float">
            <text:p>36,044.09</text:p>
          </table:table-cell>
          <table:table-cell table:style-name="ce24" table:formula="of:=[.T50]*[.T50]*[.V50]/24" office:value-type="float" office:value="199873.515" calcext:value-type="float">
            <text:p>199,873.5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U51]*[.T51]/24" office:value-type="float" office:value="5328.72083333333" calcext:value-type="float">
            <text:p>5,328.72</text:p>
          </table:table-cell>
          <table:table-cell table:style-name="ce24" table:formula="of:=[.T51]*[.V51]/24" office:value-type="float" office:value="22206.25" calcext:value-type="float">
            <text:p>22,206.25</text:p>
          </table:table-cell>
          <table:table-cell table:style-name="ce24" table:formula="of:=[.T51]*[.T51]*[.U51]/24" office:value-type="float" office:value="49823.5397916667" calcext:value-type="float">
            <text:p>49,823.54</text:p>
          </table:table-cell>
          <table:table-cell table:style-name="ce24" table:formula="of:=[.T51]*[.T51]*[.V51]/24" office:value-type="float" office:value="207628.4375" calcext:value-type="float">
            <text:p>207,628.4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U52]*[.T52]/24" office:value-type="float" office:value="1957.58333333333" calcext:value-type="float">
            <text:p>1,957.58</text:p>
          </table:table-cell>
          <table:table-cell table:style-name="ce24" table:formula="of:=[.T52]*[.V52]/24" office:value-type="float" office:value="13396.7708333333" calcext:value-type="float">
            <text:p>13,396.77</text:p>
          </table:table-cell>
          <table:table-cell table:style-name="ce24" table:formula="of:=[.T52]*[.T52]*[.U52]/24" office:value-type="float" office:value="33083.1583333333" calcext:value-type="float">
            <text:p>33,083.16</text:p>
          </table:table-cell>
          <table:table-cell table:style-name="ce24" table:formula="of:=[.T52]*[.T52]*[.V52]/24" office:value-type="float" office:value="226405.427083333" calcext:value-type="float">
            <text:p>226,405.4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U53]*[.T53]/24" office:value-type="float" office:value="5428.28916666667" calcext:value-type="float">
            <text:p>5,428.29</text:p>
          </table:table-cell>
          <table:table-cell table:style-name="ce24" table:formula="of:=[.T53]*[.V53]/24" office:value-type="float" office:value="20642.0833333333" calcext:value-type="float">
            <text:p>20,642.08</text:p>
          </table:table-cell>
          <table:table-cell table:style-name="ce24" table:formula="of:=[.T53]*[.T53]*[.U53]/24" office:value-type="float" office:value="50265.9576833333" calcext:value-type="float">
            <text:p>50,265.96</text:p>
          </table:table-cell>
          <table:table-cell table:style-name="ce24" table:formula="of:=[.T53]*[.T53]*[.V53]/24" office:value-type="float" office:value="191145.691666667" calcext:value-type="float">
            <text:p>191,145.69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U54]*[.T54]/24" office:value-type="float" office:value="4098.79166666667" calcext:value-type="float">
            <text:p>4,098.79</text:p>
          </table:table-cell>
          <table:table-cell table:style-name="ce24" table:formula="of:=[.T54]*[.V54]/24" office:value-type="float" office:value="19102.4166666667" calcext:value-type="float">
            <text:p>19,102.42</text:p>
          </table:table-cell>
          <table:table-cell table:style-name="ce24" table:formula="of:=[.T54]*[.T54]*[.U54]/24" office:value-type="float" office:value="53284.2916666667" calcext:value-type="float">
            <text:p>53,284.29</text:p>
          </table:table-cell>
          <table:table-cell table:style-name="ce24" table:formula="of:=[.T54]*[.T54]*[.V54]/24" office:value-type="float" office:value="248331.416666667" calcext:value-type="float">
            <text:p>248,331.4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8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U62]*[.T62]/24" office:value-type="float" office:value="782.28" calcext:value-type="float">
            <text:p>782.28</text:p>
          </table:table-cell>
          <table:table-cell table:style-name="ce24" table:formula="of:=[.T62]*[.V62]/24" office:value-type="float" office:value="3967.4475" calcext:value-type="float">
            <text:p>3,967.45</text:p>
          </table:table-cell>
          <table:table-cell table:style-name="ce24" table:formula="of:=[.T62]*[.T62]*[.U62]/24" office:value-type="float" office:value="3731.4756" calcext:value-type="float">
            <text:p>3,731.48</text:p>
          </table:table-cell>
          <table:table-cell table:style-name="ce24" table:formula="of:=[.T62]*[.T62]*[.V62]/24" office:value-type="float" office:value="18924.724575" calcext:value-type="float">
            <text:p>18,924.7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U63]*[.T63]/24" office:value-type="float" office:value="621.97625" calcext:value-type="float">
            <text:p>621.98</text:p>
          </table:table-cell>
          <table:table-cell table:style-name="ce24" table:formula="of:=[.T63]*[.V63]/24" office:value-type="float" office:value="5851.9475" calcext:value-type="float">
            <text:p>5,851.95</text:p>
          </table:table-cell>
          <table:table-cell table:style-name="ce24" table:formula="of:=[.T63]*[.T63]*[.U63]/24" office:value-type="float" office:value="4049.0653875" calcext:value-type="float">
            <text:p>4,049.07</text:p>
          </table:table-cell>
          <table:table-cell table:style-name="ce24" table:formula="of:=[.T63]*[.T63]*[.V63]/24" office:value-type="float" office:value="38096.178225" calcext:value-type="float">
            <text:p>38,096.1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U64]*[.T64]/24" office:value-type="float" office:value="626.5" calcext:value-type="float">
            <text:p>626.50</text:p>
          </table:table-cell>
          <table:table-cell table:style-name="ce24" table:formula="of:=[.T64]*[.V64]/24" office:value-type="float" office:value="6999.27291666667" calcext:value-type="float">
            <text:p>6,999.27</text:p>
          </table:table-cell>
          <table:table-cell table:style-name="ce24" table:formula="of:=[.T64]*[.T64]*[.U64]/24" office:value-type="float" office:value="5607.175" calcext:value-type="float">
            <text:p>5,607.18</text:p>
          </table:table-cell>
          <table:table-cell table:style-name="ce24" table:formula="of:=[.T64]*[.T64]*[.V64]/24" office:value-type="float" office:value="62643.4926041667" calcext:value-type="float">
            <text:p>62,643.4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U65]*[.T65]/24" office:value-type="float" office:value="1121.52833333333" calcext:value-type="float">
            <text:p>1,121.53</text:p>
          </table:table-cell>
          <table:table-cell table:style-name="ce24" table:formula="of:=[.T65]*[.V65]/24" office:value-type="float" office:value="4210.715" calcext:value-type="float">
            <text:p>4,210.72</text:p>
          </table:table-cell>
          <table:table-cell table:style-name="ce24" table:formula="of:=[.T65]*[.T65]*[.U65]/24" office:value-type="float" office:value="4968.37051666667" calcext:value-type="float">
            <text:p>4,968.37</text:p>
          </table:table-cell>
          <table:table-cell table:style-name="ce24" table:formula="of:=[.T65]*[.T65]*[.V65]/24" office:value-type="float" office:value="18653.46745" calcext:value-type="float">
            <text:p>18,653.4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66]*[.T66]/24" office:value-type="float" office:value="1280.98666666667" calcext:value-type="float">
            <text:p>1,280.99</text:p>
          </table:table-cell>
          <table:table-cell table:style-name="ce24" table:formula="of:=[.T66]*[.V66]/24" office:value-type="float" office:value="4438.46" calcext:value-type="float">
            <text:p>4,438.46</text:p>
          </table:table-cell>
          <table:table-cell table:style-name="ce24" table:formula="of:=[.T66]*[.T66]*[.U66]/24" office:value-type="float" office:value="5085.51706666667" calcext:value-type="float">
            <text:p>5,085.52</text:p>
          </table:table-cell>
          <table:table-cell table:style-name="ce24" table:formula="of:=[.T66]*[.T66]*[.V6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3">
          <table:table-cell table:style-name="ce23" office:value-type="float" office:value="50" calcext:value-type="float">
            <text:p>50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8463" calcext:value-type="float">
            <text:p>8463</text:p>
          </table:table-cell>
          <table:table-cell table:style-name="ce39" table:formula="of:=[.U67]*[.T67]/24" office:value-type="float" office:value="373.6" calcext:value-type="float">
            <text:p>373.60</text:p>
          </table:table-cell>
          <table:table-cell table:style-name="ce39" table:formula="of:=[.T67]*[.V67]/24" office:value-type="float" office:value="6770.4" calcext:value-type="float">
            <text:p>6,770.40</text:p>
          </table:table-cell>
          <table:table-cell table:style-name="ce39" table:formula="of:=[.T67]*[.T67]*[.U67]/24" office:value-type="float" office:value="7173.12" calcext:value-type="float">
            <text:p>7,173.12</text:p>
          </table:table-cell>
          <table:table-cell table:style-name="ce39" table:formula="of:=[.T67]*[.T67]*[.V67]/24" office:value-type="float" office:value="129991.68" calcext:value-type="float">
            <text:p>129,991.6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3" office:value-type="float" office:value="51" calcext:value-type="float">
            <text:p>51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12901" calcext:value-type="float">
            <text:p>12901</text:p>
          </table:table-cell>
          <table:table-cell table:style-name="ce39" table:formula="of:=[.U68]*[.T68]/24" office:value-type="float" office:value="608.016666666667" calcext:value-type="float">
            <text:p>608.02</text:p>
          </table:table-cell>
          <table:table-cell table:style-name="ce39" table:formula="of:=[.T68]*[.V68]/24" office:value-type="float" office:value="10267.0458333333" calcext:value-type="float">
            <text:p>10,267.05</text:p>
          </table:table-cell>
          <table:table-cell table:style-name="ce39" table:formula="of:=[.T68]*[.T68]*[.U68]/24" office:value-type="float" office:value="11613.1183333333" calcext:value-type="float">
            <text:p>11,613.12</text:p>
          </table:table-cell>
          <table:table-cell table:style-name="ce39" table:formula="of:=[.T68]*[.T68]*[.V68]/24" office:value-type="float" office:value="196100.575416667" calcext:value-type="float">
            <text:p>196,100.5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2" calcext:value-type="float">
            <text:p>52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0" calcext:value-type="float">
            <text:p>7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8.1" calcext:value-type="float">
            <text:p>18.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16406" calcext:value-type="float">
            <text:p>16406</text:p>
          </table:table-cell>
          <table:table-cell table:style-name="ce39" table:formula="of:=[.U69]*[.T69]/24" office:value-type="float" office:value="622.1875" calcext:value-type="float">
            <text:p>622.19</text:p>
          </table:table-cell>
          <table:table-cell table:style-name="ce39" table:formula="of:=[.T69]*[.V69]/24" office:value-type="float" office:value="12372.8583333333" calcext:value-type="float">
            <text:p>12,372.86</text:p>
          </table:table-cell>
          <table:table-cell table:style-name="ce39" table:formula="of:=[.T69]*[.T69]*[.U69]/24" office:value-type="float" office:value="11261.59375" calcext:value-type="float">
            <text:p>11,261.59</text:p>
          </table:table-cell>
          <table:table-cell table:style-name="ce39" table:formula="of:=[.T69]*[.T69]*[.V69]/24" office:value-type="float" office:value="223948.735833333" calcext:value-type="float">
            <text:p>223,948.74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3" calcext:value-type="float">
            <text:p>53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6" calcext:value-type="float">
            <text:p>17.6</text:p>
          </table:table-cell>
          <table:table-cell table:style-name="ce23" office:value-type="float" office:value="1934" calcext:value-type="float">
            <text:p>1934</text:p>
          </table:table-cell>
          <table:table-cell table:style-name="ce23" office:value-type="float" office:value="19130" calcext:value-type="float">
            <text:p>19130</text:p>
          </table:table-cell>
          <table:table-cell table:style-name="ce39" table:formula="of:=[.U70]*[.T70]/24" office:value-type="float" office:value="1418.26666666667" calcext:value-type="float">
            <text:p>1,418.27</text:p>
          </table:table-cell>
          <table:table-cell table:style-name="ce39" table:formula="of:=[.T70]*[.V70]/24" office:value-type="float" office:value="14028.6666666667" calcext:value-type="float">
            <text:p>14,028.67</text:p>
          </table:table-cell>
          <table:table-cell table:style-name="ce39" table:formula="of:=[.T70]*[.T70]*[.U70]/24" office:value-type="float" office:value="24961.4933333333" calcext:value-type="float">
            <text:p>24,961.49</text:p>
          </table:table-cell>
          <table:table-cell table:style-name="ce39" table:formula="of:=[.T70]*[.T70]*[.V70]/24" office:value-type="float" office:value="246904.533333333" calcext:value-type="float">
            <text:p>246,904.5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4" calcext:value-type="float">
            <text:p>54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0" calcext:value-type="float">
            <text:p>8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7.3" calcext:value-type="float">
            <text:p>17.3</text:p>
          </table:table-cell>
          <table:table-cell table:style-name="ce23" office:value-type="float" office:value="3954" calcext:value-type="float">
            <text:p>3954</text:p>
          </table:table-cell>
          <table:table-cell table:style-name="ce23" office:value-type="float" office:value="19471" calcext:value-type="float">
            <text:p>19471</text:p>
          </table:table-cell>
          <table:table-cell table:style-name="ce39" table:formula="of:=[.U71]*[.T71]/24" office:value-type="float" office:value="2850.175" calcext:value-type="float">
            <text:p>2,850.18</text:p>
          </table:table-cell>
          <table:table-cell table:style-name="ce39" table:formula="of:=[.T71]*[.V71]/24" office:value-type="float" office:value="14035.3458333333" calcext:value-type="float">
            <text:p>14,035.35</text:p>
          </table:table-cell>
          <table:table-cell table:style-name="ce39" table:formula="of:=[.T71]*[.T71]*[.U71]/24" office:value-type="float" office:value="49308.0275" calcext:value-type="float">
            <text:p>49,308.03</text:p>
          </table:table-cell>
          <table:table-cell table:style-name="ce39" table:formula="of:=[.T71]*[.T71]*[.V71]/24" office:value-type="float" office:value="242811.482916667" calcext:value-type="float">
            <text:p>242,811.4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5" calcext:value-type="float">
            <text:p>55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3.7" calcext:value-type="float">
            <text:p>13.7</text:p>
          </table:table-cell>
          <table:table-cell table:style-name="ce23" office:value-type="float" office:value="27704" calcext:value-type="float">
            <text:p>27704</text:p>
          </table:table-cell>
          <table:table-cell table:style-name="ce23" office:value-type="float" office:value="141915" calcext:value-type="float">
            <text:p>141915</text:p>
          </table:table-cell>
          <table:table-cell table:style-name="ce39" table:formula="of:=[.U72]*[.T72]/24" office:value-type="float" office:value="15814.3666666667" calcext:value-type="float">
            <text:p>15,814.37</text:p>
          </table:table-cell>
          <table:table-cell table:style-name="ce39" table:formula="of:=[.T72]*[.V72]/24" office:value-type="float" office:value="81009.8125" calcext:value-type="float">
            <text:p>81,009.81</text:p>
          </table:table-cell>
          <table:table-cell table:style-name="ce39" table:formula="of:=[.T72]*[.T72]*[.U72]/24" office:value-type="float" office:value="216656.823333333" calcext:value-type="float">
            <text:p>216,656.82</text:p>
          </table:table-cell>
          <table:table-cell table:style-name="ce39" table:formula="of:=[.T72]*[.T72]*[.V72]/24" office:value-type="float" office:value="1109834.43125" calcext:value-type="float">
            <text:p>1,109,834.43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3" office:value-type="float" office:value="56" calcext:value-type="float">
            <text:p>56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90" calcext:value-type="float">
            <text:p>9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Default"/>
          <table:table-cell table:style-name="ce23" office:value-type="string" calcext:value-type="string">
            <text:p>CPU</text:p>
          </table:table-cell>
          <table:table-cell table:style-name="ce23" office:value-type="float" office:value="12.9" calcext:value-type="float">
            <text:p>12.9</text:p>
          </table:table-cell>
          <table:table-cell table:style-name="ce23" office:value-type="float" office:value="302271" calcext:value-type="float">
            <text:p>302271</text:p>
          </table:table-cell>
          <table:table-cell table:style-name="ce23" office:value-type="float" office:value="664764" calcext:value-type="float">
            <text:p>664764</text:p>
          </table:table-cell>
          <table:table-cell table:style-name="ce39" table:formula="of:=[.U73]*[.T73]/24" office:value-type="float" office:value="162470.6625" calcext:value-type="float">
            <text:p>162,470.66</text:p>
          </table:table-cell>
          <table:table-cell table:style-name="ce39" table:formula="of:=[.T73]*[.V73]/24" office:value-type="float" office:value="357310.65" calcext:value-type="float">
            <text:p>357,310.65</text:p>
          </table:table-cell>
          <table:table-cell table:style-name="ce39" table:formula="of:=[.T73]*[.T73]*[.U73]/24" office:value-type="float" office:value="2095871.54625" calcext:value-type="float">
            <text:p>2,095,871.55</text:p>
          </table:table-cell>
          <table:table-cell table:style-name="ce39" table:formula="of:=[.T73]*[.T73]*[.V73]/24" office:value-type="float" office:value="4609307.385" calcext:value-type="float">
            <text:p>4,609,307.3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35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904" calcext:value-type="float">
            <text:p>13904</text:p>
          </table:table-cell>
          <table:table-cell table:style-name="ce26" office:value-type="float" office:value="41273" calcext:value-type="float">
            <text:p>41273</text:p>
          </table:table-cell>
          <table:table-cell table:style-name="ce39" table:formula="of:=[.U74]*[.T74]/24" office:value-type="float" office:value="8690" calcext:value-type="float">
            <text:p>8,690.00</text:p>
          </table:table-cell>
          <table:table-cell table:style-name="ce39" table:formula="of:=[.T74]*[.V74]/24" office:value-type="float" office:value="25795.625" calcext:value-type="float">
            <text:p>25,795.63</text:p>
          </table:table-cell>
          <table:table-cell table:style-name="ce39" table:formula="of:=[.T74]*[.T74]*[.U74]/24" office:value-type="float" office:value="130350" calcext:value-type="float">
            <text:p>130,350.00</text:p>
          </table:table-cell>
          <table:table-cell table:style-name="ce39" table:formula="of:=[.T74]*[.T74]*[.V74]/24" office:value-type="float" office:value="386934.375" calcext:value-type="float">
            <text:p>386,934.3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6" office:value-type="float" office:value="19.8" calcext:value-type="float">
            <text:p>19.8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8143" calcext:value-type="float">
            <text:p>8143</text:p>
          </table:table-cell>
          <table:table-cell table:style-name="ce39" table:formula="of:=[.U75]*[.T75]/24" office:value-type="float" office:value="234.3" calcext:value-type="float">
            <text:p>234.30</text:p>
          </table:table-cell>
          <table:table-cell table:style-name="ce39" table:formula="of:=[.T75]*[.V75]/24" office:value-type="float" office:value="6717.975" calcext:value-type="float">
            <text:p>6,717.98</text:p>
          </table:table-cell>
          <table:table-cell table:style-name="ce39" table:formula="of:=[.T75]*[.T75]*[.U75]/24" office:value-type="float" office:value="4639.14" calcext:value-type="float">
            <text:p>4,639.14</text:p>
          </table:table-cell>
          <table:table-cell table:style-name="ce39" table:formula="of:=[.T75]*[.T75]*[.V75]/24" office:value-type="float" office:value="133015.905" calcext:value-type="float">
            <text:p>133,015.91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59" calcext:value-type="float">
            <text:p>59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8309" calcext:value-type="float">
            <text:p>8309</text:p>
          </table:table-cell>
          <table:table-cell table:style-name="ce39" table:formula="of:=[.U76]*[.T76]/24" office:value-type="float" office:value="261.025" calcext:value-type="float">
            <text:p>261.03</text:p>
          </table:table-cell>
          <table:table-cell table:style-name="ce39" table:formula="of:=[.T76]*[.V76]/24" office:value-type="float" office:value="6820.30416666667" calcext:value-type="float">
            <text:p>6,820.30</text:p>
          </table:table-cell>
          <table:table-cell table:style-name="ce39" table:formula="of:=[.T76]*[.T76]*[.U76]/24" office:value-type="float" office:value="5142.1925" calcext:value-type="float">
            <text:p>5,142.19</text:p>
          </table:table-cell>
          <table:table-cell table:style-name="ce39" table:formula="of:=[.T76]*[.T76]*[.V76]/24" office:value-type="float" office:value="134359.992083333" calcext:value-type="float">
            <text:p>134,359.99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704" calcext:value-type="float">
            <text:p>8704</text:p>
          </table:table-cell>
          <table:table-cell table:style-name="ce39" table:formula="of:=[.U77]*[.T77]/24" office:value-type="float" office:value="352.625" calcext:value-type="float">
            <text:p>352.63</text:p>
          </table:table-cell>
          <table:table-cell table:style-name="ce39" table:formula="of:=[.T77]*[.V77]/24" office:value-type="float" office:value="7072" calcext:value-type="float">
            <text:p>7,072.00</text:p>
          </table:table-cell>
          <table:table-cell table:style-name="ce39" table:formula="of:=[.T77]*[.T77]*[.U77]/24" office:value-type="float" office:value="6876.1875" calcext:value-type="float">
            <text:p>6,876.19</text:p>
          </table:table-cell>
          <table:table-cell table:style-name="ce39" table:formula="of:=[.T77]*[.T77]*[.V77]/24" office:value-type="float" office:value="137904" calcext:value-type="float">
            <text:p>137,904.00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1" calcext:value-type="float">
            <text:p>61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10258" calcext:value-type="float">
            <text:p>10258</text:p>
          </table:table-cell>
          <table:table-cell table:style-name="ce39" table:formula="of:=[.U78]*[.T78]/24" office:value-type="float" office:value="502.170833333333" calcext:value-type="float">
            <text:p>502.17</text:p>
          </table:table-cell>
          <table:table-cell table:style-name="ce39" table:formula="of:=[.T78]*[.V78]/24" office:value-type="float" office:value="8163.65833333333" calcext:value-type="float">
            <text:p>8,163.66</text:p>
          </table:table-cell>
          <table:table-cell table:style-name="ce39" table:formula="of:=[.T78]*[.T78]*[.U78]/24" office:value-type="float" office:value="9591.46291666667" calcext:value-type="float">
            <text:p>9,591.46</text:p>
          </table:table-cell>
          <table:table-cell table:style-name="ce39" table:formula="of:=[.T78]*[.T78]*[.V78]/24" office:value-type="float" office:value="155925.874166667" calcext:value-type="float">
            <text:p>155,925.87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8.8" calcext:value-type="float">
            <text:p>18.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office:value-type="float" office:value="14076" calcext:value-type="float">
            <text:p>14076</text:p>
          </table:table-cell>
          <table:table-cell table:style-name="ce39" table:formula="of:=[.U79]*[.T79]/24" office:value-type="float" office:value="1337.15" calcext:value-type="float">
            <text:p>1,337.15</text:p>
          </table:table-cell>
          <table:table-cell table:style-name="ce39" table:formula="of:=[.T79]*[.V79]/24" office:value-type="float" office:value="11026.2" calcext:value-type="float">
            <text:p>11,026.20</text:p>
          </table:table-cell>
          <table:table-cell table:style-name="ce39" table:formula="of:=[.T79]*[.T79]*[.U79]/24" office:value-type="float" office:value="25138.42" calcext:value-type="float">
            <text:p>25,138.42</text:p>
          </table:table-cell>
          <table:table-cell table:style-name="ce39" table:formula="of:=[.T79]*[.T79]*[.V79]/24" office:value-type="float" office:value="207292.56" calcext:value-type="float">
            <text:p>207,292.56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3" calcext:value-type="float">
            <text:p>63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3491" calcext:value-type="float">
            <text:p>3491</text:p>
          </table:table-cell>
          <table:table-cell table:style-name="ce23" office:value-type="float" office:value="29348" calcext:value-type="float">
            <text:p>29348</text:p>
          </table:table-cell>
          <table:table-cell table:style-name="ce39" table:formula="of:=[.U80]*[.T80]/24" office:value-type="float" office:value="2414.60833333333" calcext:value-type="float">
            <text:p>2,414.61</text:p>
          </table:table-cell>
          <table:table-cell table:style-name="ce39" table:formula="of:=[.T80]*[.V80]/24" office:value-type="float" office:value="20299.0333333333" calcext:value-type="float">
            <text:p>20,299.03</text:p>
          </table:table-cell>
          <table:table-cell table:style-name="ce39" table:formula="of:=[.T80]*[.T80]*[.U80]/24" office:value-type="float" office:value="40082.4983333333" calcext:value-type="float">
            <text:p>40,082.50</text:p>
          </table:table-cell>
          <table:table-cell table:style-name="ce39" table:formula="of:=[.T80]*[.T80]*[.V80]/24" office:value-type="float" office:value="336963.953333333" calcext:value-type="float">
            <text:p>336,963.95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4">
          <table:table-cell table:style-name="ce26" office:value-type="float" office:value="64" calcext:value-type="float">
            <text:p>64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Default"/>
          <table:table-cell table:style-name="ce26" office:value-type="string" calcext:value-type="string">
            <text:p>CPU</text:p>
          </table:table-cell>
          <table:table-cell table:style-name="ce23" office:value-type="float" office:value="16.3" calcext:value-type="float">
            <text:p>16.3</text:p>
          </table:table-cell>
          <table:table-cell table:style-name="ce23" office:value-type="float" office:value="4567" calcext:value-type="float">
            <text:p>4567</text:p>
          </table:table-cell>
          <table:table-cell table:style-name="ce23" office:value-type="float" office:value="36768" calcext:value-type="float">
            <text:p>36768</text:p>
          </table:table-cell>
          <table:table-cell table:style-name="ce39" table:formula="of:=[.U81]*[.T81]/24" office:value-type="float" office:value="3101.75416666667" calcext:value-type="float">
            <text:p>3,101.75</text:p>
          </table:table-cell>
          <table:table-cell table:style-name="ce39" table:formula="of:=[.T81]*[.V81]/24" office:value-type="float" office:value="24971.6" calcext:value-type="float">
            <text:p>24,971.60</text:p>
          </table:table-cell>
          <table:table-cell table:style-name="ce39" table:formula="of:=[.T81]*[.T81]*[.U81]/24" office:value-type="float" office:value="50558.5929166667" calcext:value-type="float">
            <text:p>50,558.59</text:p>
          </table:table-cell>
          <table:table-cell table:style-name="ce39" table:formula="of:=[.T81]*[.T81]*[.V81]/24" office:value-type="float" office:value="407037.08" calcext:value-type="float">
            <text:p>407,037.08</text:p>
          </table:table-cell>
          <table:table-cell table:style-name="ce23" table:number-columns-repeated="993"/>
          <table:table-cell table:style-name="ce41"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7" calcext:value-type="float">
            <text:p>4.7</text:p>
          </table:table-cell>
          <table:table-cell office:value-type="float" office:value="3594" calcext:value-type="float">
            <text:p>3594</text:p>
          </table:table-cell>
          <table:table-cell office:value-type="float" office:value="22174" calcext:value-type="float">
            <text:p>22174</text:p>
          </table:table-cell>
          <table:table-cell table:style-name="ce24" table:formula="of:=[.U82]*[.T82]/24" office:value-type="float" office:value="703.825" calcext:value-type="float">
            <text:p>703.83</text:p>
          </table:table-cell>
          <table:table-cell table:style-name="ce24" table:formula="of:=[.T82]*[.V82]/24" office:value-type="float" office:value="4342.40833333333" calcext:value-type="float">
            <text:p>4,342.41</text:p>
          </table:table-cell>
          <table:table-cell table:style-name="ce24" table:formula="of:=[.T82]*[.T82]*[.U82]/24" office:value-type="float" office:value="3307.9775" calcext:value-type="float">
            <text:p>3,307.98</text:p>
          </table:table-cell>
          <table:table-cell table:style-name="ce24" table:formula="of:=[.T82]*[.T82]*[.V82]/24" office:value-type="float" office:value="20409.3191666667" calcext:value-type="float">
            <text:p>20,409.32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87" calcext:value-type="float">
            <text:p>4.87</text:p>
          </table:table-cell>
          <table:table-cell office:value-type="float" office:value="3228" calcext:value-type="float">
            <text:p>3228</text:p>
          </table:table-cell>
          <table:table-cell office:value-type="float" office:value="20546" calcext:value-type="float">
            <text:p>20546</text:p>
          </table:table-cell>
          <table:table-cell table:style-name="ce24" table:formula="of:=[.U83]*[.T83]/24" office:value-type="float" office:value="655.015" calcext:value-type="float">
            <text:p>655.02</text:p>
          </table:table-cell>
          <table:table-cell table:style-name="ce24" table:formula="of:=[.T83]*[.V83]/24" office:value-type="float" office:value="4169.12583333333" calcext:value-type="float">
            <text:p>4,169.13</text:p>
          </table:table-cell>
          <table:table-cell table:style-name="ce24" table:formula="of:=[.T83]*[.T83]*[.U83]/24" office:value-type="float" office:value="3189.92305" calcext:value-type="float">
            <text:p>3,189.92</text:p>
          </table:table-cell>
          <table:table-cell table:style-name="ce24" table:formula="of:=[.T83]*[.T83]*[.V83]/24" office:value-type="float" office:value="20303.6428083333" calcext:value-type="float">
            <text:p>20,303.64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54" calcext:value-type="float">
            <text:p>3.54</text:p>
          </table:table-cell>
          <table:table-cell office:value-type="float" office:value="13689" calcext:value-type="float">
            <text:p>13689</text:p>
          </table:table-cell>
          <table:table-cell office:value-type="float" office:value="34618" calcext:value-type="float">
            <text:p>34618</text:p>
          </table:table-cell>
          <table:table-cell table:style-name="ce24" table:formula="of:=[.U84]*[.T84]/24" office:value-type="float" office:value="2019.1275" calcext:value-type="float">
            <text:p>2,019.13</text:p>
          </table:table-cell>
          <table:table-cell table:style-name="ce24" table:formula="of:=[.T84]*[.V84]/24" office:value-type="float" office:value="5106.155" calcext:value-type="float">
            <text:p>5,106.16</text:p>
          </table:table-cell>
          <table:table-cell table:style-name="ce24" table:formula="of:=[.T84]*[.T84]*[.U84]/24" office:value-type="float" office:value="7147.71135" calcext:value-type="float">
            <text:p>7,147.71</text:p>
          </table:table-cell>
          <table:table-cell table:style-name="ce24" table:formula="of:=[.T84]*[.T84]*[.V84]/24" office:value-type="float" office:value="18075.7887" calcext:value-type="float">
            <text:p>18,075.7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57" calcext:value-type="float">
            <text:p>4.57</text:p>
          </table:table-cell>
          <table:table-cell office:value-type="float" office:value="9054" calcext:value-type="float">
            <text:p>9054</text:p>
          </table:table-cell>
          <table:table-cell office:value-type="float" office:value="40404" calcext:value-type="float">
            <text:p>40404</text:p>
          </table:table-cell>
          <table:table-cell table:style-name="ce24" table:formula="of:=[.U85]*[.T85]/24" office:value-type="float" office:value="1724.0325" calcext:value-type="float">
            <text:p>1,724.03</text:p>
          </table:table-cell>
          <table:table-cell table:style-name="ce24" table:formula="of:=[.T85]*[.V85]/24" office:value-type="float" office:value="7693.595" calcext:value-type="float">
            <text:p>7,693.60</text:p>
          </table:table-cell>
          <table:table-cell table:style-name="ce24" table:formula="of:=[.T85]*[.T85]*[.U85]/24" office:value-type="float" office:value="7878.828525" calcext:value-type="float">
            <text:p>7,878.83</text:p>
          </table:table-cell>
          <table:table-cell table:style-name="ce24" table:formula="of:=[.T85]*[.T85]*[.V85]/24" office:value-type="float" office:value="35159.72915" calcext:value-type="float">
            <text:p>35,159.73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table:number-columns-repeated="3"/>
          <table:table-cell table:style-name="ce24" table:formula="of:=[.U86]*[.T86]/24" office:value-type="float" office:value="0" calcext:value-type="float">
            <text:p>0.00</text:p>
          </table:table-cell>
          <table:table-cell table:style-name="ce24" table:formula="of:=[.T86]*[.V86]/24" office:value-type="float" office:value="0" calcext:value-type="float">
            <text:p>0.00</text:p>
          </table:table-cell>
          <table:table-cell table:style-name="ce24" table:formula="of:=[.T86]*[.T86]*[.U86]/24" office:value-type="float" office:value="0" calcext:value-type="float">
            <text:p>0.00</text:p>
          </table:table-cell>
          <table:table-cell table:style-name="ce24" table:formula="of:=[.T86]*[.T86]*[.V86]/24" office:value-type="float" office:value="0" calcext:value-type="float">
            <text:p>0.00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500" calcext:value-type="float">
            <text:p>1500</text:p>
          </table:table-cell>
          <table:table-cell table:style-name="Default"/>
          <table:table-cell table:number-columns-repeated="3"/>
          <table:table-cell table:style-name="ce24" table:formula="of:=[.U87]*[.T87]/24" office:value-type="float" office:value="0" calcext:value-type="float">
            <text:p>0.00</text:p>
          </table:table-cell>
          <table:table-cell table:style-name="ce24" table:formula="of:=[.T87]*[.V87]/24" office:value-type="float" office:value="0" calcext:value-type="float">
            <text:p>0.00</text:p>
          </table:table-cell>
          <table:table-cell table:style-name="ce24" table:formula="of:=[.T87]*[.T87]*[.U87]/24" office:value-type="float" office:value="0" calcext:value-type="float">
            <text:p>0.00</text:p>
          </table:table-cell>
          <table:table-cell table:style-name="ce24" table:formula="of:=[.T87]*[.T87]*[.V87]/24" office:value-type="float" office:value="0" calcext:value-type="float">
            <text:p>0.00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000" calcext:value-type="float">
            <text:p>1000</text:p>
          </table:table-cell>
          <table:table-cell table:style-name="Default"/>
          <table:table-cell table:number-columns-repeated="3"/>
          <table:table-cell table:style-name="ce24" table:formula="of:=[.U88]*[.T88]/24" office:value-type="float" office:value="0" calcext:value-type="float">
            <text:p>0.00</text:p>
          </table:table-cell>
          <table:table-cell table:style-name="ce24" table:formula="of:=[.T88]*[.V88]/24" office:value-type="float" office:value="0" calcext:value-type="float">
            <text:p>0.00</text:p>
          </table:table-cell>
          <table:table-cell table:style-name="ce24" table:formula="of:=[.T88]*[.T88]*[.U88]/24" office:value-type="float" office:value="0" calcext:value-type="float">
            <text:p>0.00</text:p>
          </table:table-cell>
          <table:table-cell table:style-name="ce24" table:formula="of:=[.T88]*[.T88]*[.V88]/24" office:value-type="float" office:value="0" calcext:value-type="float">
            <text:p>0.00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4" table:number-rows-repeated="2">
          <table:table-cell table:style-name="Default" table:number-columns-repeated="1020"/>
          <table:table-cell table:number-columns-repeated="4"/>
        </table:table-row>
        <table:table-row table:style-name="ro1" table:number-rows-repeated="9">
          <table:table-cell table:style-name="Default" table:number-columns-repeated="1020"/>
          <table:table-cell table:number-columns-repeated="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19T17:12:44.933433967</dc:date>
    <meta:editing-duration>PT16H26M30S</meta:editing-duration>
    <meta:editing-cycles>58</meta:editing-cycles>
    <meta:generator>LibreOffice/7.3.7.2$Linux_X86_64 LibreOffice_project/30$Build-2</meta:generator>
    <meta:document-statistic meta:table-count="1" meta:cell-count="1649" meta:object-count="0"/>
  </office:meta>
</office:document-meta>
</file>